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nux Libertine" svg:font-family="'Linux Libertine', Georgia, Times, serif"/>
    <style:font-face style:name="Times New Roman"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2"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1pt" fo:font-style="normal" style:text-underline-style="none" fo:font-weight="normal" officeooo:rsid="00433bdb" officeooo:paragraph-rsid="00433bdb" style:text-blinking="false" fo:background-color="transparent" style:font-weight-asian="normal" style:font-weight-complex="normal"/>
    </style:style>
    <style:style style:name="P3"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ffffff"/>
    </style:style>
    <style:style style:name="P4"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1pt" fo:font-style="normal" style:text-underline-style="none" fo:font-weight="normal" officeooo:paragraph-rsid="006562fe" style:text-blinking="false" fo:background-color="#ffffff"/>
    </style:style>
    <style:style style:name="P5"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fo:font-variant="normal" fo:text-transform="none" fo:color="#000000" style:text-line-through-style="none" style:text-line-through-type="none" style:text-underline-style="none" style:text-blinking="false" fo:background-color="#ffffff"/>
    </style:style>
    <style:style style:name="P6"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style>
    <style:style style:name="P7"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officeooo:paragraph-rsid="0048a30c"/>
    </style:style>
    <style:style style:name="P8"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officeooo:paragraph-rsid="004e4306"/>
    </style:style>
    <style:style style:name="P9" style:family="paragraph" style:parent-style-name="Text_20_body">
      <style:paragraph-properties fo:margin-left="3.81cm" fo:margin-right="0cm" fo:text-indent="0cm" style:auto-text-indent="false"/>
    </style:style>
    <style:style style:name="P10"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11"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ffffff"/>
    </style:style>
    <style:style style:name="P12"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officeooo:paragraph-rsid="006562fe"/>
    </style:style>
    <style:style style:name="P13"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officeooo:paragraph-rsid="008dc44b"/>
    </style:style>
    <style:style style:name="P14"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officeooo:paragraph-rsid="009122ff"/>
    </style:style>
    <style:style style:name="P15"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officeooo:paragraph-rsid="0094c855"/>
    </style:style>
    <style:style style:name="P16"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fo:font-weight="bold" officeooo:rsid="00734392" officeooo:paragraph-rsid="00734392" style:font-weight-asian="bold" style:font-weight-complex="bold"/>
    </style:style>
    <style:style style:name="P17"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fo:color="#000000"/>
    </style:style>
    <style:style style:name="P18"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fo:font-style="normal" officeooo:rsid="00966902" officeooo:paragraph-rsid="00966902" style:font-style-asian="normal" style:font-style-complex="normal"/>
    </style:style>
    <style:style style:name="P19"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fo:font-style="normal" officeooo:rsid="009794ba" officeooo:paragraph-rsid="009794ba" style:font-style-asian="normal" style:font-style-complex="normal"/>
    </style:style>
    <style:style style:name="P20" style:family="paragraph" style:parent-style-name="Text_20_body" style:list-style-name="L1">
      <loext:graphic-properties draw:fill="none" draw:fill-color="#ffffff"/>
      <style:paragraph-properties fo:margin-left="3.81cm" fo:margin-right="2cm" fo:margin-top="0cm" fo:margin-bottom="0cm" loext:contextual-spacing="false" fo:line-height="179%" fo:text-align="justify" style:justify-single-word="false" fo:text-indent="0cm" style:auto-text-indent="false" fo:background-color="transparent" fo:padding="0cm" fo:border="non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ffffff"/>
    </style:style>
    <style:style style:name="P21" style:family="paragraph" style:parent-style-name="Text_20_body">
      <style:paragraph-properties fo:margin-top="0cm" fo:margin-bottom="0cm" loext:contextual-spacing="false" fo:line-height="115%" style:writing-mode="lr-tb"/>
    </style:style>
    <style:style style:name="T1"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ffffff" loext:char-shading-value="0"/>
    </style:style>
    <style:style style:name="T2" style:family="text">
      <style:text-properties fo:font-variant="normal" fo:text-transform="none" fo:color="#000000" style:text-line-through-style="none" style:text-line-through-type="none" style:font-name="Times New Roman" fo:font-size="11pt" fo:font-style="normal" style:text-underline-style="none" fo:font-weight="normal" officeooo:rsid="0048a30c" style:text-blinking="false" fo:background-color="#ffffff" loext:char-shading-value="0" style:font-weight-asian="normal" style:font-weight-complex="normal"/>
    </style:style>
    <style:style style:name="T3" style:family="text">
      <style:text-properties fo:font-variant="normal" fo:text-transform="none" fo:color="#000000" style:text-line-through-style="none" style:text-line-through-type="none" style:font-name="Times New Roman" fo:font-size="11pt" fo:font-style="normal" style:text-underline-style="none" fo:font-weight="normal" officeooo:rsid="004aa0ae" style:text-blinking="false" fo:background-color="#ffffff" loext:char-shading-value="0" style:font-weight-asian="normal" style:font-weight-complex="normal"/>
    </style:style>
    <style:style style:name="T4" style:family="text">
      <style:text-properties fo:font-variant="normal" fo:text-transform="none" fo:color="#000000" style:text-line-through-style="none" style:text-line-through-type="none" style:font-name="Times New Roman" fo:font-size="11pt" fo:font-style="normal" style:text-underline-style="none" fo:font-weight="normal" officeooo:rsid="00536d67" style:text-blinking="false" fo:background-color="#ffffff" loext:char-shading-value="0" style:font-weight-asian="normal" style:font-weight-complex="normal"/>
    </style:style>
    <style:style style:name="T5" style:family="text">
      <style:text-properties fo:font-variant="normal" fo:text-transform="none" fo:color="#000000" style:text-line-through-style="none" style:text-line-through-type="none" style:font-name="Times New Roman" fo:font-size="11pt" fo:font-style="normal" style:text-underline-style="none" fo:font-weight="normal" officeooo:rsid="00542daa" style:text-blinking="false" fo:background-color="#ffffff" loext:char-shading-value="0" style:font-weight-asian="normal" style:font-weight-complex="normal"/>
    </style:style>
    <style:style style:name="T6" style:family="text">
      <style:text-properties fo:font-variant="normal" fo:text-transform="none" fo:color="#000000" style:text-line-through-style="none" style:text-line-through-type="none" style:font-name="Times New Roman" fo:font-size="11pt" fo:font-style="normal" style:text-underline-style="none" fo:font-weight="normal" officeooo:rsid="005ea861" style:text-blinking="false" fo:background-color="#ffffff" loext:char-shading-value="0" style:font-weight-asian="normal" style:font-weight-complex="normal"/>
    </style:style>
    <style:style style:name="T7" style:family="text">
      <style:text-properties fo:font-variant="normal" fo:text-transform="none" fo:color="#000000" style:text-line-through-style="none" style:text-line-through-type="none" style:font-name="Times New Roman" fo:font-size="11pt" fo:font-style="normal" style:text-underline-style="none" fo:font-weight="normal" officeooo:rsid="00693b5c" style:text-blinking="false" fo:background-color="#ffffff" loext:char-shading-value="0"/>
    </style:style>
    <style:style style:name="T8" style:family="text">
      <style:text-properties fo:font-variant="normal" fo:text-transform="none" fo:color="#000000" style:text-line-through-style="none" style:text-line-through-type="none" style:font-name="Times New Roman" fo:font-size="11pt" fo:font-style="normal" style:text-underline-style="none" fo:font-weight="normal" officeooo:rsid="006bb459" style:text-blinking="false" fo:background-color="#ffffff" loext:char-shading-value="0"/>
    </style:style>
    <style:style style:name="T9" style:family="text">
      <style:text-properties fo:font-variant="normal" fo:text-transform="none" fo:color="#000000" style:text-line-through-style="none" style:text-line-through-type="none" style:font-name="Times New Roman" fo:font-size="11pt" fo:font-style="normal" style:text-underline-style="none" fo:font-weight="normal" officeooo:rsid="006ceb7b" style:text-blinking="false" fo:background-color="#ffffff" loext:char-shading-value="0"/>
    </style:style>
    <style:style style:name="T10" style:family="text">
      <style:text-properties fo:font-variant="normal" fo:text-transform="none" fo:color="#000000" style:text-line-through-style="none" style:text-line-through-type="none" style:font-name="Times New Roman" fo:font-size="11pt" fo:font-style="normal" style:text-underline-style="none" fo:font-weight="normal" officeooo:rsid="0071b1c0" style:text-blinking="false" fo:background-color="#ffffff" loext:char-shading-value="0"/>
    </style:style>
    <style:style style:name="T11"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1pt" fo:font-style="normal" style:text-underline-style="none" fo:font-weight="normal" officeooo:rsid="00433bdb"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style:font-name="Times New Roman" fo:font-size="11pt" fo:font-style="normal" style:text-underline-style="none" fo:font-weight="normal" officeooo:rsid="004e4306"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style:font-name="Times New Roman" fo:font-size="11pt" fo:font-style="normal" style:text-underline-style="none" fo:font-weight="normal" officeooo:rsid="00520028" style:text-blinking="false" fo:background-color="transparent" loext:char-shading-value="0" style:font-weight-asian="normal" style:font-weight-complex="normal"/>
    </style:style>
    <style:style style:name="T15" style:family="text">
      <style:text-properties fo:font-variant="normal" fo:text-transform="none" fo:color="#000000" style:text-line-through-style="none" style:text-line-through-type="none" style:font-name="Times New Roman" fo:font-size="11pt" fo:font-style="normal" style:text-underline-style="none" fo:font-weight="normal" officeooo:rsid="00536d67"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style:font-name="Times New Roman" fo:font-size="11pt" fo:font-style="normal" style:text-underline-style="none" fo:font-weight="normal" officeooo:rsid="00542daa"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style:font-name="Times New Roman" fo:font-size="11pt" fo:font-style="normal" style:text-underline-style="none" fo:font-weight="normal" officeooo:rsid="00559579"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style:font-name="Times New Roman" fo:font-size="11pt" fo:font-style="normal" style:text-underline-style="none" fo:font-weight="normal" officeooo:rsid="00603892"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style:font-name="Times New Roman" fo:font-size="11pt" fo:font-style="normal" style:text-underline-style="none" fo:font-weight="normal" officeooo:rsid="00610fca"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style:font-name="Times New Roman" fo:font-size="11pt" fo:font-style="normal" style:text-underline-style="none" fo:font-weight="normal" officeooo:rsid="006355a4"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style:font-name="Times New Roman" fo:font-size="11pt" fo:font-style="normal" style:text-underline-style="none" fo:font-weight="normal" officeooo:rsid="006dfbb2" style:text-blinking="false" fo:background-color="transparent" loext:char-shading-value="0"/>
    </style:style>
    <style:style style:name="T22" style:family="text">
      <style:text-properties fo:font-variant="normal" fo:text-transform="none" fo:color="#000000" style:text-line-through-style="none" style:text-line-through-type="none" style:font-name="Times New Roman" fo:font-size="11pt" fo:font-style="normal" style:text-underline-style="none" style:text-blinking="false" fo:background-color="#ffffff" loext:char-shading-value="0"/>
    </style:style>
    <style:style style:name="T23" style:family="text">
      <style:text-properties fo:font-variant="normal" fo:text-transform="none" fo:color="#000000" style:text-line-through-style="none" style:text-line-through-type="none" style:font-name="Times New Roman" fo:font-size="11pt" fo:font-style="normal" style:text-underline-style="none" officeooo:rsid="007683d4" style:text-blinking="false" fo:background-color="#ffffff" loext:char-shading-value="0"/>
    </style:style>
    <style:style style:name="T24" style:family="text">
      <style:text-properties fo:font-variant="normal" fo:text-transform="none" fo:color="#000000" style:text-line-through-style="none" style:text-line-through-type="none" style:font-name="Times New Roman" fo:font-size="11pt" fo:font-style="normal" style:text-underline-style="none" officeooo:rsid="00772759" style:text-blinking="false" fo:background-color="#ffffff" loext:char-shading-value="0"/>
    </style:style>
    <style:style style:name="T25" style:family="text">
      <style:text-properties fo:font-variant="normal" fo:text-transform="none" fo:color="#000000" style:text-line-through-style="none" style:text-line-through-type="none" style:font-name="Times New Roman" fo:font-size="11pt" fo:font-style="normal" style:text-underline-style="none" officeooo:rsid="007871e1" style:text-blinking="false" fo:background-color="#ffffff" loext:char-shading-value="0"/>
    </style:style>
    <style:style style:name="T26" style:family="text">
      <style:text-properties fo:font-variant="normal" fo:text-transform="none" fo:color="#000000" style:text-line-through-style="none" style:text-line-through-type="none" style:font-name="Times New Roman" fo:font-size="11pt" fo:font-style="normal" style:text-underline-style="none" officeooo:rsid="0078c24b" style:text-blinking="false" fo:background-color="#ffffff" loext:char-shading-value="0"/>
    </style:style>
    <style:style style:name="T27" style:family="text">
      <style:text-properties fo:font-variant="normal" fo:text-transform="none" fo:color="#000000" style:text-line-through-style="none" style:text-line-through-type="none" style:font-name="Times New Roman" fo:font-size="11pt" fo:font-style="normal" style:text-underline-style="none" officeooo:rsid="00791ccd" style:text-blinking="false" fo:background-color="#ffffff" loext:char-shading-value="0"/>
    </style:style>
    <style:style style:name="T28" style:family="text">
      <style:text-properties fo:font-variant="normal" fo:text-transform="none" fo:color="#000000" style:text-line-through-style="none" style:text-line-through-type="none" style:font-name="Times New Roman" fo:font-size="11pt" fo:font-style="normal" style:text-underline-style="none" officeooo:rsid="007b0893" style:text-blinking="false" fo:background-color="#ffffff" loext:char-shading-value="0"/>
    </style:style>
    <style:style style:name="T29" style:family="text">
      <style:text-properties fo:font-variant="normal" fo:text-transform="none" fo:color="#000000" style:text-line-through-style="none" style:text-line-through-type="none" style:font-name="Times New Roman" fo:font-size="11pt" fo:font-style="normal" style:text-underline-style="none" officeooo:rsid="007fe7f6" style:text-blinking="false" fo:background-color="#ffffff" loext:char-shading-value="0"/>
    </style:style>
    <style:style style:name="T30" style:family="text">
      <style:text-properties fo:font-variant="normal" fo:text-transform="none" fo:color="#000000" style:text-line-through-style="none" style:text-line-through-type="none" style:font-name="Times New Roman" fo:font-size="11pt" fo:font-style="normal" style:text-underline-style="none" officeooo:rsid="0080fc6f" style:text-blinking="false" fo:background-color="#ffffff" loext:char-shading-value="0"/>
    </style:style>
    <style:style style:name="T31" style:family="text">
      <style:text-properties fo:font-variant="normal" fo:text-transform="none" fo:color="#000000" style:text-line-through-style="none" style:text-line-through-type="none" style:font-name="Times New Roman" fo:font-size="11pt" fo:font-style="normal" style:text-underline-style="none" officeooo:rsid="00825814" style:text-blinking="false" fo:background-color="#ffffff" loext:char-shading-value="0"/>
    </style:style>
    <style:style style:name="T32" style:family="text">
      <style:text-properties fo:font-variant="normal" fo:text-transform="none" fo:color="#000000" style:text-line-through-style="none" style:text-line-through-type="none" style:font-name="Times New Roman" fo:font-size="11pt" fo:font-style="normal" style:text-underline-style="none" officeooo:rsid="00841fbc" style:text-blinking="false" fo:background-color="#ffffff" loext:char-shading-value="0"/>
    </style:style>
    <style:style style:name="T33" style:family="text">
      <style:text-properties fo:font-variant="normal" fo:text-transform="none" fo:color="#000000" style:text-line-through-style="none" style:text-line-through-type="none" style:font-name="Times New Roman" fo:font-size="11pt" fo:font-style="normal" style:text-underline-style="none" officeooo:rsid="0085e251" style:text-blinking="false" fo:background-color="#ffffff" loext:char-shading-value="0"/>
    </style:style>
    <style:style style:name="T34" style:family="text">
      <style:text-properties fo:font-variant="normal" fo:text-transform="none" fo:color="#000000" style:text-line-through-style="none" style:text-line-through-type="none" style:font-name="Times New Roman" fo:font-size="11pt" fo:font-style="normal" style:text-underline-style="none" officeooo:rsid="008764df" style:text-blinking="false" fo:background-color="#ffffff" loext:char-shading-value="0"/>
    </style:style>
    <style:style style:name="T35" style:family="text">
      <style:text-properties fo:font-variant="normal" fo:text-transform="none" fo:color="#000000" style:text-line-through-style="none" style:text-line-through-type="none" style:font-name="Times New Roman" fo:font-size="11pt" fo:font-style="normal" style:text-underline-style="none" officeooo:rsid="0087c5e3" style:text-blinking="false" fo:background-color="#ffffff" loext:char-shading-value="0"/>
    </style:style>
    <style:style style:name="T36" style:family="text">
      <style:text-properties fo:font-variant="normal" fo:text-transform="none" fo:color="#000000" style:text-line-through-style="none" style:text-line-through-type="none" style:font-name="Times New Roman" fo:font-size="11pt" fo:font-style="normal" style:text-underline-style="none" officeooo:rsid="008c85e8" style:text-blinking="false" fo:background-color="#ffffff" loext:char-shading-value="0"/>
    </style:style>
    <style:style style:name="T37" style:family="text">
      <style:text-properties fo:font-variant="normal" fo:text-transform="none" fo:color="#000000" style:text-line-through-style="none" style:text-line-through-type="none" style:font-name="Times New Roman" fo:font-size="11pt" fo:font-style="normal" style:text-underline-style="none" officeooo:rsid="008dc44b" style:text-blinking="false" fo:background-color="#ffffff" loext:char-shading-value="0"/>
    </style:style>
    <style:style style:name="T38" style:family="text">
      <style:text-properties fo:font-variant="normal" fo:text-transform="none" fo:color="#000000" style:text-line-through-style="none" style:text-line-through-type="none" style:font-name="Times New Roman" fo:font-size="11pt" fo:font-style="normal" style:text-underline-style="none" fo:font-weight="bold" style:text-blinking="false" fo:background-color="transparent" loext:char-shading-value="0" style:font-weight-asian="bold" style:font-weight-complex="bold"/>
    </style:style>
    <style:style style:name="T39" style:family="text">
      <style:text-properties fo:font-variant="normal" fo:text-transform="none" fo:color="#000000" style:text-line-through-style="none" style:text-line-through-type="none" style:font-name="Times New Roman" fo:font-size="11pt" fo:font-style="normal" style:text-underline-style="none" fo:font-weight="bold" officeooo:rsid="007cf3e2" style:text-blinking="false" fo:background-color="transparent" loext:char-shading-value="0" style:font-weight-asian="bold" style:font-weight-complex="bold"/>
    </style:style>
    <style:style style:name="T40" style:family="text">
      <style:text-properties fo:font-variant="normal" fo:text-transform="none" fo:color="#000000" style:text-line-through-style="none" style:text-line-through-type="none" style:font-name="Times New Roman" fo:font-size="11pt" fo:font-style="normal" style:text-underline-style="none" fo:font-weight="bold" officeooo:rsid="008f824c" style:text-blinking="false" fo:background-color="transparent" loext:char-shading-value="0" style:font-weight-asian="bold" style:font-weight-complex="bold"/>
    </style:style>
    <style:style style:name="T41" style:family="text">
      <style:text-properties fo:font-variant="normal" fo:text-transform="none" fo:color="#000000" style:text-line-through-style="none" style:text-line-through-type="none" style:font-name="Times New Roman" fo:font-size="11pt" style:text-underline-style="none" officeooo:rsid="0087c5e3" style:text-blinking="false" fo:background-color="#ffffff" loext:char-shading-value="0"/>
    </style:style>
    <style:style style:name="T42"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8dc44b" style:text-blinking="false" fo:background-color="#ffffff" loext:char-shading-value="0"/>
    </style:style>
    <style:style style:name="T43"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923bca" style:text-blinking="false" fo:background-color="#ffffff" loext:char-shading-value="0"/>
    </style:style>
    <style:style style:name="T44"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94c855" style:text-blinking="false" fo:background-color="#ffffff" loext:char-shading-value="0"/>
    </style:style>
    <style:style style:name="T45" style:family="text">
      <style:text-properties fo:font-variant="normal" fo:text-transform="none" fo:color="#000000" style:text-line-through-style="none" style:text-line-through-type="none" style:font-name="Times New Roman" fo:font-size="11pt" fo:letter-spacing="normal" fo:font-style="italic" style:text-underline-style="none" fo:font-weight="normal" officeooo:rsid="0094c855" style:text-blinking="false" fo:background-color="#ffffff" loext:char-shading-value="0" style:font-style-asian="italic" style:font-style-complex="italic"/>
    </style:style>
    <style:style style:name="T46" style:family="text">
      <style:text-properties fo:font-variant="normal" fo:text-transform="none" fo:color="#000000" style:text-line-through-style="none" style:text-line-through-type="none" style:font-name="Times New Roman" fo:font-size="11pt" fo:letter-spacing="normal" fo:font-style="italic" style:text-underline-style="none" fo:font-weight="normal" officeooo:rsid="0094f29f" style:text-blinking="false" fo:background-color="#ffffff" loext:char-shading-value="0" style:font-style-asian="italic" style:font-style-complex="italic"/>
    </style:style>
    <style:style style:name="T47" style:family="text">
      <style:text-properties fo:font-variant="normal" fo:text-transform="none" fo:color="#000000" style:text-line-through-style="none" style:text-line-through-type="none" style:font-name="Times New Roman" fo:font-size="11pt" fo:letter-spacing="normal" fo:font-style="italic" style:text-underline-style="none" fo:font-weight="normal" officeooo:rsid="0095a0a1" style:text-blinking="false" fo:background-color="#ffffff" loext:char-shading-value="0" style:font-style-asian="italic" style:font-style-complex="italic"/>
    </style:style>
    <style:style style:name="T48" style:family="text">
      <style:text-properties fo:font-variant="normal" fo:text-transform="none" fo:color="#000000" style:text-line-through-style="none" style:text-line-through-type="none" style:font-name="Times New Roman" fo:font-size="11pt" fo:letter-spacing="normal" style:text-underline-style="none" fo:font-weight="normal" style:text-blinking="false" fo:background-color="#ffffff" loext:char-shading-value="0"/>
    </style:style>
    <style:style style:name="T49" style:family="text">
      <style:text-properties fo:font-variant="normal" fo:text-transform="none" fo:color="#000000" style:text-line-through-style="none" style:text-line-through-type="none" style:font-name="Times New Roman" fo:font-size="11pt" fo:letter-spacing="normal" style:text-underline-style="none" fo:font-weight="normal" officeooo:rsid="0094f29f" style:text-blinking="false" fo:background-color="#ffffff" loext:char-shading-value="0"/>
    </style:style>
    <style:style style:name="T50" style:family="text">
      <style:text-properties fo:font-variant="normal" fo:text-transform="none" fo:color="#000000" style:text-line-through-style="none" style:text-line-through-type="none" style:font-name="Times New Roman" fo:font-size="11pt" fo:letter-spacing="normal" style:text-underline-style="none" fo:font-weight="normal" officeooo:rsid="009794ba" style:text-blinking="false" fo:background-color="#ffffff" loext:char-shading-value="0"/>
    </style:style>
    <style:style style:name="T51" style:family="text">
      <style:text-properties fo:font-variant="normal" fo:text-transform="none" fo:color="#444444" style:text-line-through-style="none" style:text-line-through-type="none" style:font-name="Times New Roman" fo:font-size="11pt" fo:font-style="normal" style:text-underline-style="none" fo:font-weight="normal" style:text-blinking="false" fo:background-color="#ffffff" loext:char-shading-value="0"/>
    </style:style>
    <style:style style:name="T52" style:family="text">
      <style:text-properties fo:font-variant="normal" fo:text-transform="none" fo:color="#444444" style:text-line-through-style="none" style:text-line-through-type="none" style:font-name="Times New Roman" fo:font-size="16pt" fo:font-style="normal" style:text-underline-style="none" fo:font-weight="normal" style:text-blinking="false" fo:background-color="#ffffff" loext:char-shading-value="0"/>
    </style:style>
    <style:style style:name="T53" style:family="text">
      <style:text-properties fo:font-variant="normal" fo:text-transform="none" style:text-line-through-style="none" style:text-line-through-type="none" style:font-name="Times New Roman" fo:font-size="11pt" fo:font-style="normal" style:text-underline-style="none" fo:font-weight="normal" style:text-blinking="false" fo:background-color="#ffffff" loext:char-shading-value="0"/>
    </style:style>
    <style:style style:name="T54" style:family="text">
      <style:text-properties fo:font-variant="normal" fo:text-transform="none" style:text-line-through-style="none" style:text-line-through-type="none" style:text-underline-style="none" style:text-blinking="false" fo:background-color="#ffffff" loext:char-shading-value="0"/>
    </style:style>
    <style:style style:name="T55" style:family="text">
      <style:text-properties fo:font-weight="normal"/>
    </style:style>
    <style:style style:name="T56" style:family="text">
      <style:text-properties officeooo:rsid="004525c5"/>
    </style:style>
    <style:style style:name="T57" style:family="text">
      <style:text-properties officeooo:rsid="005b7698"/>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21"><text:s text:c="37"/></text:span><text:span text:style-name="T11"><text:s/></text:span><text:span text:style-name="T38">I</text:span><text:span text:style-name="T39">(Propaganda Barnays </text:span><text:span text:style-name="T40">e Comunicazione</text:span><text:span text:style-name="T39">)</text:span></text:p>
      <text:p text:style-name="Text_20_body"/>
      <text:p text:style-name="P1">Nel corso dei secoli la comunicazione politica ha sempre  subito continui processi di evoluzione,adattandosi così alle nuove tecnologie  contemporanee.</text:p>
      <text:p text:style-name="P1">Partendo dalla comunicazione politica è possibile introdurre il concetto di propaganda, che nel corso del XX secolo ha dato origine a regimi totalitari e movimenti reazionari di massa.</text:p>
      <text:p text:style-name="P1">Con il termine propaganda si possono intendere due concetti diversi tra loro.</text:p>
      <text:p text:style-name="P1">Il primo vede la propaganda come strumento di  comunicazione di idee, obiettivi, piani e servizi al pubblico, con il secondo invece la politica persegue degli obiettivi mirati a persuadere individui o gruppi al fine di ottenere dei vantaggi.</text:p>
      <text:p text:style-name="P6"><text:span text:style-name="T11">Il significato dicotomico dimostra che la propaganda in entrambe le sue accezioni deve essere accompagnata da una buona retorica. </text:span><text:span text:style-name="T1">L’arte oratoria determinava il consenso di chi deteneva il potere nell'antica Roma repubblicana, ad esempio,chi aveva una carica pubblica, doveva disporre di una buona dialettica, tuttavia l’espressione di tali qualità era accompagnata da un forte impiego di mezzi di comunicazione di massa.</text:span></text:p>
      <text:p text:style-name="P3">L’uso della comunicazione di massa come promozione dell’individualismo e della manipolazione dell’informazione è discutibile e criticabile, però è necessario capire che sarebbe impossibile divulgare notizie senza l’utilizzo di tali strumenti.</text:p>
      <text:p text:style-name="P17"><text:span text:style-name="T53">Oggi rimane la spinosa problematica di combattere l’abuso  dei mezzi di comunicazione di massa. Con l’aumento della tecnologia dell’informazione diventa sempre più difficile arginare l’impiego abusivo dei mezzi di comunicazione, infatti </text:span><text:soft-page-break/><text:span text:style-name="T53">le idee e le decisioni possono essere diffuse istantaneamente con l’ausilio di internet.</text:span></text:p>
      <text:p text:style-name="P3">Con lo sviluppo economico, dovuto alla rivoluzione industriale, il potere è passato dal sovrano al popolo. Tale cambiamento è dovuto all’evoluzione del sistema scolastico che ha permesso un’alfabetizzazione di massa e quindi maggiore consapevolezza.</text:p>
      <text:p text:style-name="P3">In questo contesto sociale sono nate delle minoranze che hanno capito come individuare e plasmare le menti delle persone che hanno acquisito maggiori diritti.</text:p>
      <text:p text:style-name="P3">Queste minoranze hanno scoperto il potere della propaganda, termine che oggi ha un significato davvero sgradevole, ma nelle sue diverse definizioni può assumere anche connotati più gradevoli:</text:p>
      <text:p text:style-name="P17"><text:span text:style-name="T54">“</text:span><text:span text:style-name="T53">la propaganda è lo sforzo sistematico per guadagnarsi l’appoggio pubblico per un’opinione o un’impresa” (pag 32).</text:span></text:p>
      <text:p text:style-name="P3">Il dizionario statunitense Funk and Wagnalls* la definisce come una legittima azione umana. In origine la propaganda era un termine coniato dai cattolici per la propagazione della fede contro il protestantesimo, il significato non nascondeva il fine sinistro che poi avrebbe assunto con l’avvento della grande guerra.</text:p>
      <text:p text:style-name="P3">La propaganda è da condannare quando viene fatta con la consapevolezza di essere in errore e nel portare effetti negativi alla comunità.</text:p>
      <text:p text:style-name="P3">Tra la fine dell’ottocento e l’inizio del novecento autori come Le Bon e Trotter(pag 53) hanno studiato sistematicamente la psicologia delle folle. Tali teorie hanno dimostrato come le caratteristiche psichiche dell’individuo differiscono da quelle di <text:soft-page-break/>gruppo, conseguentemente la psicologia delle folle non poteva più essere spiegata con il paradigma classico.</text:p>
      <text:p text:style-name="P3"><text:span text:style-name="T57">Il</text:span> politico è in grado di plasmare il volere del popolo grazie all’attività propagandistica, anche se i metodi da loro usati sono spesso e volentieri inefficaci. Il buon leader deve essere in grado di interpretare il volere del popolo e dispensare nuove tematiche che lo coinvolgono.</text:p>
      <text:p text:style-name="P3">Per manipolare l’opinione pubblica il propagandista può usare diverse tecniche persuasive. Diffondere poche idee alla volta, gonfiare le informazioni a propria disposizione e trovare un capro espiatorio sono quelle più tipicamente usate dai regimi autoritari.</text:p>
      <text:p text:style-name="P3">L’avvento delle dittature e dei movimenti reazionari di massa di inizio 900, dimostrano come l’uomo sia stato in grado di implementare le tecniche precedentemente menzionate.</text:p>
      <text:p text:style-name="P7"><text:span text:style-name="T2">Per fare propaganda è necessario capire </text:span><text:span text:style-name="T4">come</text:span><text:span text:style-name="T2"> </text:span><text:span text:style-name="T3">instaurare <text:s/></text:span><text:span text:style-name="T5">un</text:span><text:span text:style-name="T3"> dialogo fra </text:span><text:span text:style-name="T6">attori politici</text:span><text:span text:style-name="T3"> e pubblico. </text:span><text:span text:style-name="T12">Il comune cittadino è oggi in grado di capire il il significato </text:span><text:span text:style-name="T19">di </text:span><text:span text:style-name="T18"><text:s/></text:span><text:span text:style-name="T12">comunicazione politica.</text:span></text:p>
      <text:p text:style-name="P2">I due termini nella loro semplicità nascondono in realtà una difficile comprensione, poiché la comunicazione politic<text:span text:style-name="T56">a è da considerarsi come una scienza multidisciplinare.</text:span></text:p>
      <text:p text:style-name="P8"><text:span text:style-name="T13">Con la nascita dei mass media la politica europea ha avuto un arresto evolutivo, </text:span><text:span text:style-name="T16">per l’avvento del nazismo e del comunismo</text:span><text:span text:style-name="T13">, diversamente negli USA, </text:span><text:span text:style-name="T14">già stato democratico,</text:span><text:span text:style-name="T13"> la libertà di informazione </text:span><text:span text:style-name="T14"><text:s/>ha permesso </text:span><text:span text:style-name="T16">il miglioramento della comunicazione politica</text:span><text:span text:style-name="T14">.</text:span></text:p>
      <text:p text:style-name="P14"><text:span text:style-name="T17">Con lo sviluppo tecnologico è arrivata anche la televisione, di conseguenza la</text:span><text:span text:style-name="T15"> nascita del dibattito, </text:span><text:span text:style-name="T17">che</text:span><text:span text:style-name="T15"> ha dato origine a fenomeni come il Watergate, un esempio da imitare per tutti <text:s/></text:span><text:span text:style-name="T17">i paesi da poco</text:span><text:span text:style-name="T15"> democratici.</text:span></text:p>
      <text:p text:style-name="P14"><text:soft-page-break/><text:span text:style-name="T15">Q</text:span><text:span text:style-name="T20">uando la comunicazione viene da un attore politico che mira al consenso elettorale, si parla di propaganda, cioè l’espressione di pubblicità fatta da un governo.</text:span></text:p>
      <text:p text:style-name="P3">Tutti i mezzi usati per fare propaganda politica servono agli specialisti per rafforzare i rapporti fra il gruppo e l’individuo.</text:p>
      <text:p text:style-name="P3">La storia ha evidenziato come gli esperti di comunicazione politica abbiano avuto sempre in comune fra loro alcuni segni distintivi.</text:p>
      <text:p text:style-name="P3">Il propagandista si avvale sempre di una strategia di comunicazione orientata alle emozioni, infatti l’operato dei regimi totalitari del 900 ne è l’esempio vivente.</text:p>
      <text:p text:style-name="P3">Nella piramide di  Ciacotin (Tecniche della propaganda politica) tutti i regimi totalitari posano le basi su quattro punti fondamentali:</text:p>
      <text:p text:style-name="Text_20_body"/>
      <text:list xml:id="list3035113005" text:style-name="L1">
        <text:list-item>
          <text:p text:style-name="P20">La dottrina, l’esempio classico è il marxismo.</text:p>
        </text:list-item>
        <text:list-item>
          <text:p text:style-name="P20">Il programma, il partito comunista</text:p>
        </text:list-item>
        <text:list-item>
          <text:p text:style-name="P20">Lo slogan, Terra e Pace nella Rivoluzione Russa</text:p>
        </text:list-item>
        <text:list-item>
          <text:p text:style-name="P20">Il simbolo la falce e il martello</text:p>
        </text:list-item>
      </text:list>
      <text:p text:style-name="P9"/>
      <text:p text:style-name="P3">Il simbolo richiama la dottrina, evoca la ritualità associata ai miti del passato, il fascio, la svastica la falce e il martello invocavano sentimenti comuni. II fascio littorio ad esempio trasmetteva al popolo la forza, l’unione e l’aspirazione del regime rifacendosi al mito dei littori dell’antica Roma.</text:p>
      <text:p text:style-name="P3">L’uso della propaganda per sollecitare le emozioni di massa non è un esclusivo marchio di fabbrica del nazismo o <text:s/>fascismo, diversamente da quanto si possa pensare anche in contesti democratici sono state sfruttate tecniche per la manipolazione del pensiero.</text:p>
      <text:p text:style-name="P3"><text:soft-page-break/>I politici così come gli economisti devono servirsi di tutti i mezzi di comunicazione disponibili. Il market professionista così come il leader politico fanno uso dell’immagine e della storia pur di vendere il prodotto. La necessità è quella di sfruttare al massimo la tecnologia a disposizione. Durante la prima e la seconda guerra mondiale, le varie nazioni coinvolte nel conflitto hanno fatto un uso massiccio della radio e della televisione. Oggi qualsiasi forma di leadership si serve del web per la creazione di una strategia di propaganda vincente.</text:p>
      <text:p text:style-name="P4">La diffusione del messaggio attraverso nuovi strumenti potentissimi in grado di distribuire l’informazione simultaneamente in qualsiasi parte del globo, ha dato origine ad una nuova forma di guerra, la cyber war.</text:p>
      <text:p text:style-name="P12"><text:span text:style-name="T1">Oggi la politica ottiene consensi così come l’azienda privata recluta clientela. Il paragone si fonda su un principio cardine, ottenere maggiori clienti o elettori utilizzando una strategia di comunicazione orientata al consumatore o elettore . </text:span><text:span text:style-name="T7">L</text:span><text:span text:style-name="T1">’obiettivo non è più rappresentato dal gruppo, ma dall’individuo. </text:span><text:span text:style-name="T10">Quindi</text:span><text:span text:style-name="T1"> </text:span><text:span text:style-name="T10">l’opinione pubblica</text:span><text:span text:style-name="T1"> </text:span><text:span text:style-name="T10">oggi sarebbe dettata dalla</text:span><text:span text:style-name="T1"> manipolazione de</text:span><text:span text:style-name="T10">l dati</text:span><text:span text:style-name="T1"> e </text:span><text:span text:style-name="T10">dal</text:span><text:span text:style-name="T1">la creazione di contenuti, </text:span><text:span text:style-name="T8">strategie </text:span><text:span text:style-name="T9">suggerite</text:span><text:span text:style-name="T1"> <text:s/>dall’ingegneria del software.</text:span></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6"><text:soft-page-break/><text:span text:style-name="T22">III(OPINIONE PUBBLICA </text:span><text:span text:style-name="T28">la spirale del silenzio </text:span><text:span text:style-name="T22">)</text:span></text:p>
      <text:p text:style-name="P13"><text:span text:style-name="T22">In tanti si sono chiesti cosa sia l’opinione pubblica, le definizioni per esprimerne il concetto sono molteplici, </text:span><text:span text:style-name="T23">ma per capirne il significato è necessario fare un passo indietro nella storia. </text:span><text:span text:style-name="T24"><text:s/>Francia 1782, <text:s/>in un romanzo appare per la prima volta il concetto </text:span><text:span text:style-name="T25">di</text:span><text:span text:style-name="T24"> opinione pubblica, dove in uno scambio di lettere una dama diffida una giovane signora dal frequentare un uomo dalla pessima reputazione(pag116). </text:span><text:span text:style-name="T26">La dama gli suggerisce di tenere in considerazione il pensiero delle altre persone come espressione di giudizio universalmente riconosciuto. </text:span><text:span text:style-name="T27">Lo scrittore francese quindi definisce l’opinione pubblica al di fuori della sfera politica, </text:span><text:span text:style-name="T29">la scrittrice della lettera parte dal presupposto che l’opinione pubblica avrebbe giudicato il comportamento della destinataria. Lo stesso Shakespeare riportava il dialogo(ENRICO IV), </text:span><text:span text:style-name="T30">tra</text:span><text:span text:style-name="T29"> il re Enrico IV e il figlio, futuro regnante </text:span><text:span text:style-name="T31">d’Inghilterra, </text:span><text:span text:style-name="T32">il quale lo consigliava di non farsi vedere in brutte compagnie per </text:span><text:span text:style-name="T33">l’importanza che </text:span><text:span text:style-name="T32">l’opinione pubblica </text:span><text:span text:style-name="T34">avrebbe</text:span><text:span text:style-name="T33"> avuto per la</text:span><text:span text:style-name="T32"> sua ascesa al trono. </text:span><text:span text:style-name="T36">Shakespeare usava la sola parola</text:span><text:span text:style-name="T35"> ‘</text:span><text:span text:style-name="Citation"><text:span text:style-name="T41">opinion</text:span></text:span><text:span text:style-name="T35">’, </text:span><text:span text:style-name="T37">sarà poi l’autore </text:span><text:bookmark text:name="firstHeading"/><text:span text:style-name="T42">Choderlos de Laclos in ‘Le relazioni pericolose” ad usare il termine opinione pubblica. </text:span><text:span text:style-name="T43">In passato già Machiavelli </text:span><text:span text:style-name="T44">aveva espresso l’importanza del parere collettivo:</text:span></text:p>
      <text:p text:style-name="P13"><text:span text:style-name="T44"/></text:p>
      <text:p text:style-name="P15"><text:span text:style-name="T44">“</text:span><text:span text:style-name="T45">Non c’è migliore punto di partenza per il carattere di un uomo che il suo ambiente. È perciò perfettamente corretto che qualcuno che si circonda di persone onorate ne tragga esso stesso una buona fama; </text:span><text:span text:style-name="T46">perché è molto improbabile che tra lui ed i suoi conoscenti non ci siano affinità anche per quanto riguarda carattere e stile di vita”(p.64→</text:span><text:span text:style-name="T47"> 118</text:span><text:span text:style-name="T46">)</text:span></text:p>
      <text:p text:style-name="P15"><text:span text:style-name="T46"/></text:p>
      <text:p text:style-name="P18"><text:soft-page-break/><text:span text:style-name="T49">Q</text:span><text:span text:style-name="T48">uindi per Machiavelli non è necessario che un principe sia buono, leale, sincero e religioso, ma piuttosto </text:span><text:span text:style-name="T50">dare il </text:span><text:span text:style-name="T48">parere di esserlo, deve evitare tutto ciò che potrebbe farlo apparire sgradevole. </text:span></text:p>
      <text:p text:style-name="P19"><text:span text:style-name="T48">Per regnare è necessario avere una buona conoscenza del popolo, il soggetto giudicante di qualsiasi forma di potere; allo stesso tempo il giudizio dettato dall’opinione pubblica colpisce anche la gente povera</text:span></text:p>
      <text:p text:style-name="P15"><text:span text:style-name="T46"/></text:p>
      <text:p text:style-name="P13"><text:span text:style-name="T37"><text:s/></text:span></text:p>
      <text:p text:style-name="P5"> </text:p>
      <text:p text:style-name="Text_20_body"><text:span text:style-name="T55"><text:line-break/><text:line-break/><text:line-break/></text:span><text:span text:style-name="T51"><text:line-break/></text:span><text:span text:style-name="T55"><text:line-break/></text:span><text:span text:style-name="T51"><text:line-break/></text:span><text:span text:style-name="T55"><text:line-break/></text:span><text:span text:style-name="T51"><text:line-break/></text:span><text:span text:style-name="T55"><text:line-break/></text:span><text:span text:style-name="T52"><text:line-break/></text:span><text:span text:style-name="T55"><text:line-break/><text:line-break/><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nux Libertine" svg:font-family="'Linux Libertine', Georgia, Times, serif"/>
    <style:font-face style:name="Times New Roman"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5T11:38:58.330339879</meta:creation-date>
    <dc:date>2022-05-29T16:39:11.818172566</dc:date>
    <meta:editing-duration>PT18H1M39S</meta:editing-duration>
    <meta:editing-cycles>103</meta:editing-cycles>
    <meta:generator>LibreOffice/6.4.7.2$Linux_X86_64 LibreOffice_project/40$Build-2</meta:generator>
    <meta:document-statistic meta:table-count="0" meta:image-count="0" meta:object-count="0" meta:page-count="7" meta:paragraph-count="44" meta:word-count="1411" meta:character-count="9564" meta:non-whitespace-character-count="8131"/>
  </office:meta>
</office:document-meta>
</file>